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Calibri2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3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st2" style:family="table">
      <style:table-properties style:width="3cm" table:align="center" fo:keep-with-next="always" style:writing-mode="lr-tb"/>
    </style:style>
    <style:style style:name="Tst2.A" style:family="table-column">
      <style:table-column-properties style:column-width="1cm"/>
    </style:style>
    <style:style style:name="Tst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st2.C1" style:family="table-cell">
      <style:table-cell-properties style:vertical-align="middle" fo:padding="0.097cm" fo:border="0.05pt solid #666666"/>
    </style:style>
    <style:style style:name="Tst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st2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2" style:family="table">
      <style:table-properties style:width="3cm" table:align="center" fo:keep-with-next="always" style:writing-mode="lr-tb"/>
    </style:style>
    <style:style style:name="Tabela2.A" style:family="table-column">
      <style:table-column-properties style:column-width="1cm"/>
    </style:style>
    <style:style style:name="Tabela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2.C1" style:family="table-cell">
      <style:table-cell-properties style:vertical-align="middle" fo:padding="0.097cm" fo:border="0.05pt solid #666666"/>
    </style:style>
    <style:style style:name="Tabela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2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5" style:family="table">
      <style:table-properties style:width="3cm" table:align="center" fo:keep-with-next="always" style:writing-mode="lr-tb"/>
    </style:style>
    <style:style style:name="Tabela5.A" style:family="table-column">
      <style:table-column-properties style:column-width="1cm"/>
    </style:style>
    <style:style style:name="Tabela5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5.C1" style:family="table-cell">
      <style:table-cell-properties style:vertical-align="middle" fo:padding="0.097cm" fo:border="0.05pt solid #666666"/>
    </style:style>
    <style:style style:name="Tabela5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5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3" style:family="table">
      <style:table-properties style:width="3cm" table:align="center" fo:keep-with-next="always" style:writing-mode="lr-tb"/>
    </style:style>
    <style:style style:name="Tabela3.A" style:family="table-column">
      <style:table-column-properties style:column-width="1cm"/>
    </style:style>
    <style:style style:name="Tabela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3.C1" style:family="table-cell">
      <style:table-cell-properties style:vertical-align="middle" fo:padding="0.097cm" fo:border="0.05pt solid #666666"/>
    </style:style>
    <style:style style:name="Tabela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3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6" style:family="table">
      <style:table-properties style:width="3cm" table:align="center" fo:keep-with-next="always" style:writing-mode="lr-tb"/>
    </style:style>
    <style:style style:name="Tabela6.A" style:family="table-column">
      <style:table-column-properties style:column-width="1cm"/>
    </style:style>
    <style:style style:name="Tabela6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6.C1" style:family="table-cell">
      <style:table-cell-properties style:vertical-align="middle" fo:padding="0.097cm" fo:border="0.05pt solid #666666"/>
    </style:style>
    <style:style style:name="Tabela6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6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4" style:family="table">
      <style:table-properties style:width="3cm" table:align="center" fo:keep-with-next="always" style:writing-mode="lr-tb"/>
    </style:style>
    <style:style style:name="Tabela4.A" style:family="table-column">
      <style:table-column-properties style:column-width="1cm"/>
    </style:style>
    <style:style style:name="Tabela4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4.C1" style:family="table-cell">
      <style:table-cell-properties style:vertical-align="middle" fo:padding="0.097cm" fo:border="0.05pt solid #666666"/>
    </style:style>
    <style:style style:name="Tabela4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4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7" style:family="table">
      <style:table-properties style:width="3cm" table:align="center" fo:keep-with-next="always" style:writing-mode="lr-tb"/>
    </style:style>
    <style:style style:name="Tabela7.A" style:family="table-column">
      <style:table-column-properties style:column-width="1cm"/>
    </style:style>
    <style:style style:name="Tabela7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7.C1" style:family="table-cell">
      <style:table-cell-properties style:vertical-align="middle" fo:padding="0.097cm" fo:border="0.05pt solid #666666"/>
    </style:style>
    <style:style style:name="Tabela7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7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10" style:family="table">
      <style:table-properties style:width="3.538cm" table:align="margins" style:writing-mode="lr-tb"/>
    </style:style>
    <style:style style:name="Tabela10.A" style:family="table-column">
      <style:table-column-properties style:column-width="1.18cm" style:rel-column-width="21845*"/>
    </style:style>
    <style:style style:name="Tabela10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10.C1" style:family="table-cell">
      <style:table-cell-properties style:vertical-align="middle" fo:padding="0.097cm" fo:border="0.05pt solid #666666"/>
    </style:style>
    <style:style style:name="Tabela10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0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11" style:family="table">
      <style:table-properties style:width="3.538cm" table:align="margins" style:writing-mode="lr-tb"/>
    </style:style>
    <style:style style:name="Tabela11.A" style:family="table-column">
      <style:table-column-properties style:column-width="1.18cm" style:rel-column-width="21845*"/>
    </style:style>
    <style:style style:name="Tabela1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11.C1" style:family="table-cell">
      <style:table-cell-properties style:vertical-align="middle" fo:padding="0.097cm" fo:border="0.05pt solid #666666"/>
    </style:style>
    <style:style style:name="Tabela1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12" style:family="table">
      <style:table-properties style:width="3.538cm" table:align="margins" style:writing-mode="lr-tb"/>
    </style:style>
    <style:style style:name="Tabela12.A" style:family="table-column">
      <style:table-column-properties style:column-width="1.18cm" style:rel-column-width="21845*"/>
    </style:style>
    <style:style style:name="Tabela1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12.C1" style:family="table-cell">
      <style:table-cell-properties style:vertical-align="middle" fo:padding="0.097cm" fo:border="0.05pt solid #666666"/>
    </style:style>
    <style:style style:name="Tabela1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2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13" style:family="table">
      <style:table-properties style:width="3.538cm" table:align="margins" style:writing-mode="lr-tb"/>
    </style:style>
    <style:style style:name="Tabela13.A" style:family="table-column">
      <style:table-column-properties style:column-width="1.18cm" style:rel-column-width="21845*"/>
    </style:style>
    <style:style style:name="Tabela1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13.C1" style:family="table-cell">
      <style:table-cell-properties style:vertical-align="middle" fo:padding="0.097cm" fo:border="0.05pt solid #666666"/>
    </style:style>
    <style:style style:name="Tabela1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3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14" style:family="table">
      <style:table-properties style:width="3.538cm" table:align="margins" style:writing-mode="lr-tb"/>
    </style:style>
    <style:style style:name="Tabela14.A" style:family="table-column">
      <style:table-column-properties style:column-width="1.18cm" style:rel-column-width="21845*"/>
    </style:style>
    <style:style style:name="Tabela14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14.C1" style:family="table-cell">
      <style:table-cell-properties style:vertical-align="middle" fo:padding="0.097cm" fo:border="0.05pt solid #666666"/>
    </style:style>
    <style:style style:name="Tabela14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4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1" style:family="table">
      <style:table-properties style:width="13.4cm" fo:break-before="page" table:align="center" fo:keep-with-next="always" style:writing-mode="lr-tb"/>
    </style:style>
    <style:style style:name="Tabela1.A" style:family="table-column">
      <style:table-column-properties style:column-width="2.799cm"/>
    </style:style>
    <style:style style:name="Tabela1.B" style:family="table-column">
      <style:table-column-properties style:column-width="3.6cm"/>
    </style:style>
    <style:style style:name="Tabela1.C" style:family="table-column">
      <style:table-column-properties style:column-width="3.5cm"/>
    </style:style>
    <style:style style:name="Tabela1.D" style:family="table-column">
      <style:table-column-properties style:column-width="3.501cm"/>
    </style:style>
    <style:style style:name="Tabela1.A1" style:family="table-cell">
      <style:table-cell-properties style:vertical-align="middle" fo:background-color="#666666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1.D1" style:family="table-cell">
      <style:table-cell-properties style:vertical-align="middle" fo:background-color="#666666" fo:padding="0.097cm" fo:border="0.05pt solid #666666">
        <style:background-image/>
      </style:table-cell-properties>
    </style:style>
    <style:style style:name="Tabela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B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C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1.A3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B3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C3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D3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1.A4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B4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C4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D4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1.A5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B5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C5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D5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1.A6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B6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C6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D6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1.A7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B7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C7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D7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1.A8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B8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C8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D8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1.A9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B9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C9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D9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1.A10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B10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C10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D10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1.A11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B11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C11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D11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1.A1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B1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C1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D1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1.A13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B13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C13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D13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1.A14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B14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C14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D14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1.A15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B15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C15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D15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1.A16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B16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C16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1.D16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ce4307" officeooo:paragraph-rsid="00ce4307" style:font-weight-asian="bold" style:font-weight-complex="bold"/>
    </style:style>
    <style:style style:name="P3" style:family="paragraph" style:parent-style-name="Text_20_body">
      <style:text-properties officeooo:rsid="00e33774" officeooo:paragraph-rsid="00e33774"/>
    </style:style>
    <style:style style:name="P4" style:family="paragraph" style:parent-style-name="Text_20_body">
      <style:text-properties officeooo:rsid="00e51f5f" officeooo:paragraph-rsid="00e51f5f"/>
    </style:style>
    <style:style style:name="P5" style:family="paragraph" style:parent-style-name="Text_20_body">
      <style:text-properties fo:language="pt" fo:country="BR" officeooo:rsid="00ea2479" officeooo:paragraph-rsid="00ea2479"/>
    </style:style>
    <style:style style:name="P6" style:family="paragraph" style:parent-style-name="Text_20_body">
      <style:text-properties officeooo:rsid="00f62011" officeooo:paragraph-rsid="00f62011"/>
    </style:style>
    <style:style style:name="P7" style:family="paragraph" style:parent-style-name="Text_20_body">
      <style:text-properties officeooo:paragraph-rsid="00f719ab"/>
    </style:style>
    <style:style style:name="P8" style:family="paragraph" style:parent-style-name="Text_20_body">
      <style:text-properties officeooo:rsid="010af97f" officeooo:paragraph-rsid="010af97f"/>
    </style:style>
    <style:style style:name="P9" style:family="paragraph" style:parent-style-name="Text_20_body">
      <style:text-properties officeooo:paragraph-rsid="010ca743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dcd715" officeooo:paragraph-rsid="00dcd715" style:font-weight-asian="bold" style:font-weight-complex="bold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10ca743" officeooo:paragraph-rsid="010ca743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1117f27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11631bd"/>
    </style:style>
    <style:style style:name="P16" style:family="paragraph" style:parent-style-name="Frame_20_contents">
      <style:paragraph-properties fo:margin-left="0cm" fo:margin-right="0cm" fo:text-indent="0cm" style:auto-text-indent="false"/>
    </style:style>
    <style:style style:name="P17" style:family="paragraph" style:parent-style-name="Standard">
      <style:text-properties officeooo:paragraph-rsid="00ed4c8c"/>
    </style:style>
    <style:style style:name="P18" style:family="paragraph" style:parent-style-name="Standard">
      <style:text-properties officeooo:paragraph-rsid="0112ff5f"/>
    </style:style>
    <style:style style:name="P19" style:family="paragraph" style:parent-style-name="Illustration">
      <style:text-properties officeooo:paragraph-rsid="00e21299"/>
    </style:style>
    <style:style style:name="P20" style:family="paragraph" style:parent-style-name="Frame_20_contents">
      <style:text-properties officeooo:paragraph-rsid="01117f27"/>
    </style:style>
    <style:style style:name="P21" style:family="paragraph" style:parent-style-name="Heading_20_3">
      <style:text-properties officeooo:rsid="0109788a" officeooo:paragraph-rsid="0109788a"/>
    </style:style>
    <style:style style:name="P22" style:family="paragraph" style:parent-style-name="Heading_20_1">
      <style:text-properties officeooo:rsid="00e21299" officeooo:paragraph-rsid="00e21299"/>
    </style:style>
    <style:style style:name="P23" style:family="paragraph" style:parent-style-name="Heading_20_2">
      <style:text-properties officeooo:rsid="00f04425" officeooo:paragraph-rsid="00f04425"/>
    </style:style>
    <style:style style:name="P24" style:family="paragraph" style:parent-style-name="Heading_20_2">
      <style:text-properties officeooo:rsid="00ed4c8c" officeooo:paragraph-rsid="00ed4c8c"/>
    </style:style>
    <style:style style:name="P25" style:family="paragraph" style:parent-style-name="Heading_20_2">
      <style:text-properties officeooo:rsid="00ed4c8c" officeooo:paragraph-rsid="010ca743"/>
    </style:style>
    <style:style style:name="P26" style:family="paragraph" style:parent-style-name="Standard">
      <style:text-properties officeooo:paragraph-rsid="01210962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paragraph-rsid="01247057"/>
    </style:style>
    <style:style style:name="P28" style:family="paragraph" style:parent-style-name="Table">
      <style:paragraph-properties fo:text-align="justify" style:justify-single-word="false"/>
    </style:style>
    <style:style style:name="P29" style:family="paragraph" style:parent-style-name="Table_20_Contents">
      <style:text-properties officeooo:rsid="01210962" officeooo:paragraph-rsid="01210962"/>
    </style:style>
    <style:style style:name="P30" style:family="paragraph" style:parent-style-name="Table_20_Contents">
      <style:text-properties fo:color="#ffffff" officeooo:rsid="01210962" officeooo:paragraph-rsid="01210962"/>
    </style:style>
    <style:style style:name="P31" style:family="paragraph" style:parent-style-name="Table_20_Contents">
      <style:text-properties fo:color="#ffffff" officeooo:rsid="0122d2aa" officeooo:paragraph-rsid="0122d2aa"/>
    </style:style>
    <style:style style:name="P32" style:family="paragraph" style:parent-style-name="Table_20_Contents">
      <style:paragraph-properties fo:text-align="center" style:justify-single-word="false"/>
      <style:text-properties fo:color="#ffffff" officeooo:rsid="012f0632" officeooo:paragraph-rsid="012f0632"/>
    </style:style>
    <style:style style:name="P33" style:family="paragraph" style:parent-style-name="Table_20_Contents">
      <style:text-properties officeooo:rsid="0122d2aa" officeooo:paragraph-rsid="0122d2aa"/>
    </style:style>
    <style:style style:name="P34" style:family="paragraph" style:parent-style-name="Table_20_Contents">
      <style:text-properties fo:font-size="20pt" style:font-size-asian="20pt" style:font-size-complex="20pt"/>
    </style:style>
    <style:style style:name="P35" style:family="paragraph" style:parent-style-name="Table_20_Contents">
      <style:text-properties fo:font-size="20pt" officeooo:rsid="0129f402" officeooo:paragraph-rsid="0129f402" style:font-size-asian="20pt" style:font-size-complex="20pt"/>
    </style:style>
    <style:style style:name="P36" style:family="paragraph" style:parent-style-name="Table_20_Contents">
      <style:text-properties fo:font-size="20pt" officeooo:rsid="012b063b" officeooo:paragraph-rsid="012b063b" style:font-size-asian="20pt" style:font-size-complex="20pt"/>
    </style:style>
    <style:style style:name="P37" style:family="paragraph" style:parent-style-name="Table_20_Contents">
      <style:text-properties officeooo:rsid="012f0632" officeooo:paragraph-rsid="012f0632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8pt" officeooo:rsid="00f719ab" officeooo:paragraph-rsid="010ca743" style:font-size-asian="18pt" style:font-size-complex="18pt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8pt" officeooo:rsid="00f719ab" officeooo:paragraph-rsid="01117f27" style:font-size-asian="18pt" style:font-size-complex="18pt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8pt" officeooo:rsid="00f719ab" officeooo:paragraph-rsid="0112ff5f" style:font-size-asian="18pt" style:font-size-complex="18pt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8pt" officeooo:rsid="010ca743" officeooo:paragraph-rsid="010ca743" style:font-size-asian="18pt" style:font-size-complex="18pt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8pt" officeooo:rsid="010ca743" officeooo:paragraph-rsid="01117f27" style:font-size-asian="18pt" style:font-size-complex="18pt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8pt" officeooo:rsid="0112ff5f" officeooo:paragraph-rsid="0112ff5f" style:font-size-asian="18pt" style:font-size-complex="18pt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8pt" officeooo:rsid="0122d2aa" officeooo:paragraph-rsid="0122d2aa" style:font-size-asian="18pt" style:font-size-complex="18pt"/>
    </style:style>
    <style:style style:name="P45" style:family="paragraph" style:parent-style-name="Frame_20_contents">
      <style:paragraph-properties fo:margin-left="0cm" fo:margin-right="0cm" fo:text-indent="0cm" style:auto-text-indent="false"/>
    </style:style>
    <style:style style:name="P46" style:family="paragraph" style:parent-style-name="Frame_20_contents">
      <style:paragraph-properties fo:margin-left="0cm" fo:margin-right="0cm" fo:text-indent="0cm" style:auto-text-indent="false"/>
      <style:text-properties officeooo:paragraph-rsid="01210962"/>
    </style:style>
    <style:style style:name="P47" style:family="paragraph" style:parent-style-name="Frame_20_contents">
      <style:paragraph-properties fo:margin-left="0cm" fo:margin-right="0cm" fo:text-align="center" style:justify-single-word="false" fo:text-indent="0cm" style:auto-text-indent="false"/>
      <style:text-properties officeooo:rsid="0129f402" officeooo:paragraph-rsid="0129f402"/>
    </style:style>
    <style:style style:name="P48" style:family="paragraph" style:parent-style-name="Text_20_body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font-weight="bold" style:font-weight-asian="bold" style:font-weight-complex="bold"/>
    </style:style>
    <style:style style:name="P49" style:family="paragraph" style:parent-style-name="Text_20_body">
      <style:paragraph-properties fo:margin-left="0cm" fo:margin-right="0cm" fo:text-indent="0cm" style:auto-text-indent="false"/>
    </style:style>
    <style:style style:name="P5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f719ab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paragraph-rsid="00f9cb5f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fo:language="pt" fo:country="BR" officeooo:rsid="012f68d9" officeooo:paragraph-rsid="012f68d9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rsid="00e21299" officeooo:paragraph-rsid="00e21299"/>
    </style:style>
    <style:style style:name="P54" style:family="paragraph" style:parent-style-name="Text_20_body">
      <style:text-properties style:font-name="Calibri2" fo:language="pt" fo:country="BR" officeooo:rsid="00ea2479" officeooo:paragraph-rsid="00ea2479"/>
    </style:style>
    <style:style style:name="P55" style:family="paragraph" style:parent-style-name="Text_20_body">
      <style:text-properties officeooo:paragraph-rsid="00f719ab"/>
    </style:style>
    <style:style style:name="P56" style:family="paragraph">
      <loext:graphic-properties draw:fill="none" draw:fill-color="#ffffff"/>
    </style:style>
    <style:style style:name="P57" style:family="paragraph">
      <loext:graphic-properties draw:fill="solid" draw:fill-color="#000000"/>
      <style:paragraph-properties fo:text-align="center"/>
    </style:style>
    <style:style style:name="T1" style:family="text">
      <style:text-properties officeooo:rsid="001e8d51"/>
    </style:style>
    <style:style style:name="T2" style:family="text">
      <style:text-properties fo:font-weight="bold" officeooo:rsid="00e51f5f" style:font-weight-asian="bold" style:font-weight-complex="bold"/>
    </style:style>
    <style:style style:name="T3" style:family="text">
      <style:text-properties fo:font-weight="bold" officeooo:rsid="0125c353" style:font-weight-asian="bold" style:font-weight-complex="bold"/>
    </style:style>
    <style:style style:name="T4" style:family="text">
      <style:text-properties fo:font-weight="bold" officeooo:rsid="01265dcc" style:font-weight-asian="bold" style:font-weight-complex="bold"/>
    </style:style>
    <style:style style:name="T5" style:family="text">
      <style:text-properties fo:font-weight="bold" officeooo:rsid="01288757" style:font-weight-asian="bold" style:font-weight-complex="bold"/>
    </style:style>
    <style:style style:name="T6" style:family="text">
      <style:text-properties fo:font-weight="bold" officeooo:rsid="00f719ab" style:font-weight-asian="bold" style:font-weight-complex="bold"/>
    </style:style>
    <style:style style:name="T7" style:family="text">
      <style:text-properties fo:font-weight="bold" officeooo:rsid="01247057" style:font-weight-asian="bold" style:font-weight-complex="bold"/>
    </style:style>
    <style:style style:name="T8" style:family="text">
      <style:text-properties fo:font-weight="bold" officeooo:rsid="00f9cb5f" style:font-weight-asian="bold" style:font-weight-complex="bold"/>
    </style:style>
    <style:style style:name="T9" style:family="text">
      <style:text-properties officeooo:rsid="00e080f7"/>
    </style:style>
    <style:style style:name="T10" style:family="text">
      <style:text-properties officeooo:rsid="00e51f5f"/>
    </style:style>
    <style:style style:name="T11" style:family="text">
      <style:text-properties style:font-name="Calibri2"/>
    </style:style>
    <style:style style:name="T12" style:family="text">
      <style:text-properties style:font-name="Calibri2" fo:font-weight="bold" style:font-weight-asian="bold" style:font-weight-complex="bold"/>
    </style:style>
    <style:style style:name="T13" style:family="text">
      <style:text-properties style:font-name="Calibri2" officeooo:rsid="00e8bc3d"/>
    </style:style>
    <style:style style:name="T14" style:family="text">
      <style:text-properties style:font-name="Calibri2" fo:language="en" fo:country="US"/>
    </style:style>
    <style:style style:name="T15" style:family="text">
      <style:text-properties style:font-name="Calibri2" fo:language="en" fo:country="US" officeooo:rsid="00e8bc3d"/>
    </style:style>
    <style:style style:name="T16" style:family="text">
      <style:text-properties style:font-name="Calibri2" fo:language="en" fo:country="US" fo:font-style="italic" officeooo:rsid="00e8bc3d" style:font-style-asian="italic" style:font-style-complex="italic"/>
    </style:style>
    <style:style style:name="T17" style:family="text">
      <style:text-properties style:font-name="Calibri2" fo:font-style="italic" officeooo:rsid="00e8bc3d" style:font-style-asian="italic" style:font-style-complex="italic"/>
    </style:style>
    <style:style style:name="T18" style:family="text">
      <style:text-properties style:font-name="Calibri2" officeooo:rsid="00ed4c8c"/>
    </style:style>
    <style:style style:name="T19" style:family="text">
      <style:text-properties officeooo:rsid="00dcd715"/>
    </style:style>
    <style:style style:name="T20" style:family="text">
      <style:text-properties officeooo:rsid="00ed4c8c"/>
    </style:style>
    <style:style style:name="T21" style:family="text">
      <style:text-properties fo:language="zxx" fo:country="none" style:language-asian="zxx" style:country-asian="none" style:language-complex="zxx" style:country-complex="none"/>
    </style:style>
    <style:style style:name="T22" style:family="text">
      <style:text-properties fo:language="en" fo:country="US"/>
    </style:style>
    <style:style style:name="T23" style:family="text">
      <style:text-properties officeooo:rsid="010ca743"/>
    </style:style>
    <style:style style:name="T24" style:family="text">
      <style:text-properties officeooo:rsid="0118138c"/>
    </style:style>
    <style:style style:name="T25" style:family="text">
      <style:text-properties officeooo:rsid="011fd491"/>
    </style:style>
    <style:style style:name="T26" style:family="text">
      <style:text-properties officeooo:rsid="01206f7d"/>
    </style:style>
    <style:style style:name="T27" style:family="text">
      <style:text-properties officeooo:rsid="01247057"/>
    </style:style>
    <style:style style:name="T28" style:family="text">
      <style:text-properties officeooo:rsid="0125c353"/>
    </style:style>
    <style:style style:name="T29" style:family="text">
      <style:text-properties fo:font-weight="normal" officeooo:rsid="0125c353" style:font-weight-asian="normal" style:font-weight-complex="normal"/>
    </style:style>
    <style:style style:name="T30" style:family="text">
      <style:text-properties fo:font-weight="normal" officeooo:rsid="012713b5" style:font-weight-asian="normal" style:font-weight-complex="normal"/>
    </style:style>
    <style:style style:name="T31" style:family="text">
      <style:text-properties officeooo:rsid="01265dcc"/>
    </style:style>
    <style:style style:name="T32" style:family="text">
      <style:text-properties officeooo:rsid="01288757"/>
    </style:style>
    <style:style style:name="T33" style:family="text">
      <style:text-properties officeooo:rsid="01298986"/>
    </style:style>
    <style:style style:name="T34" style:family="text">
      <style:text-properties officeooo:rsid="00f719ab"/>
    </style:style>
    <style:style style:name="T35" style:family="text">
      <style:text-properties officeooo:rsid="012e0e3b"/>
    </style:style>
    <style:style style:name="T36" style:family="text">
      <style:text-properties officeooo:rsid="00f9cb5f"/>
    </style:style>
    <style:style style:name="T37" style:family="text">
      <style:text-properties officeooo:rsid="012f68d9"/>
    </style:style>
    <style:style style:name="T38" style:family="text">
      <style:text-properties officeooo:rsid="0130cb60"/>
    </style:style>
    <style:style style:name="fr1" style:family="graphic" style:parent-style-name="Frame">
      <style:graphic-properties style:wrap="parallel" style:number-wrapped-paragraphs="no-limit" style:vertical-pos="middle" style:vertical-rel="baseline" style:horizontal-pos="from-left" style:horizontal-rel="paragraph" fo:padding="0.15cm" fo:border="none"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frame" style:horizontal-pos="from-left" style:horizontal-rel="page" fo:padding="0.15cm" fo:border="none"/>
    </style:style>
    <style:style style:name="fr3" style:family="graphic" style:parent-style-name="Frame">
      <style:graphic-properties style:wrap="parallel" style:number-wrapped-paragraphs="no-limit" style:vertical-pos="middle" style:vertical-rel="baseline" style:horizontal-pos="from-left" style:horizontal-rel="paragraph" fo:padding="0.15cm" fo:border="none"/>
    </style:style>
    <style:style style:name="fr4" style:family="graphic" style:parent-style-name="Frame">
      <style:graphic-properties style:wrap="parallel" style:number-wrapped-paragraphs="no-limit" style:vertical-pos="from-top" style:vertical-rel="frame" style:horizontal-pos="from-left" style:horizontal-rel="frame" fo:padding="0.15cm" fo:border="none"/>
    </style:style>
    <style:style style:name="gr1" style:family="graphic">
      <style:graphic-properties draw:stroke="none" svg:stroke-color="#000000" draw:fill="none" draw:fill-color="#ffffff" fo:min-height="0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start="" draw:marker-end="Arrow" draw:fill="solid" draw:fill-color="#000000" draw:textarea-horizontal-align="center" draw:textarea-vertical-align="middl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UNIVERSIDADE FEDERAL DE MATO GROSSO</text:p>
      <text:p text:style-name="P12">CURSO DE ENGENHARIA DE COMPUTAÇÃO</text:p>
      <text:p text:style-name="P12">DISCIPLINA DE <text:span text:style-name="T19">INTELIGÊNCIA ARTIFICIAL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RELATÓRIO <text:span text:style-name="T9">DE ATIVIDADE PRÁTICA 1<text:line-break/>QUEBRA-CABEÇA DE OITO PEÇAS</text:span></text:p>
      <text:p text:style-name="P1"/>
      <text:p text:style-name="P1"/>
      <text:p text:style-name="P1"/>
      <text:p text:style-name="P1"/>
      <text:p text:style-name="P1"/>
      <text:p text:style-name="P12">BRUNO <text:span text:style-name="T1">FERNANDES DE LIMA SANTOS</text:span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2">CUIABÁ, MT</text:p>
      <text:p text:style-name="P12">201<text:span text:style-name="T20">7</text:span></text:p>
      <text:h text:style-name="P22" text:outline-level="1"><text:soft-page-break/>RESUMO</text:h>
      <text:p text:style-name="P3"/>
      <text:h text:style-name="P23" text:outline-level="2">Introdução</text:h>
      <text:p text:style-name="P3">Este relatório apresenta os resultados <text:span text:style-name="T10">obtidos da atividade prática 1, da disciplina de Inteligência Artificial. A atividade consiste na elaboração de uma aplicação (em MATLAB) de um agente racional capaz de resolver o problema do puzzle-8</text:span><text:span text:style-name="T10"><text:note text:id="ftn1" text:note-class="footnote"><text:note-citation>1</text:note-citation><text:note-body><text:p text:style-name="Footnote"><text:tab/>Mais informações sobre o puzzle-8 em: <text:a xlink:type="simple" xlink:href="http://www.aiai.ed.ac.uk/~gwickler/eightpuzzle-inf.html" text:style-name="Internet_20_link" text:visited-style-name="Visited_20_Internet_20_Link"><text:span text:style-name="T21">http://www.aiai.ed.ac.uk/~gwickler/eightpuzzle-inf.html</text:span></text:a></text:p></text:note-body></text:note></text:span><text:span text:style-name="T10">. Este é um problema que pode ser resolvido através de algoritmos que realizem </text:span><text:span text:style-name="T2">busca informada</text:span><text:span text:style-name="T10"> (ou busca heurística), sendo que o algoritmo </text:span><text:span text:style-name="T2">A*</text:span><text:span text:style-name="T10"> (leia-se “A estrela”) foi implementado para tal.</text:span></text:p>
      <text:p text:style-name="P4">A função que realiza a busca de A* recebe duas entradas: uma <text:span text:style-name="T11">determinada configuração do jogo, que pode ser representada em uma matriz 3×3, e deve receber também uma função heurística para tratar o problema. Para isto, temos </text:span><text:span text:style-name="T12">três funções heurísticas</text:span><text:span text:style-name="T11"> distintas aqui, </text:span><text:span text:style-name="T13">denominadas </text:span><text:span text:style-name="T16">Hamming</text:span><text:span text:style-name="T13">, </text:span><text:span text:style-name="T17">Manhattan</text:span><text:span text:style-name="T13"> e </text:span><text:span text:style-name="T16">Heuristic</text:span><text:span text:style-name="T15">.</text:span></text:p>
      <text:p text:style-name="P5"><text:span text:style-name="T11">Para mais detalhes sobre a funcionalidade de cada uma das funções heurísticas (exceto a </text:span><text:span text:style-name="T14">Heuristic</text:span><text:span text:style-name="T11">, que será tratada aqui), implementação, bem como funcionalidade do A* etc, consulte o enunciado d</text:span><text:span text:style-name="T18">esta atividade prática</text:span><text:span text:style-name="T11">.</text:span></text:p>
      <text:p text:style-name="P54"/>
      <text:h text:style-name="Heading_20_2" text:outline-level="2">Resumo dos resultados obtidos</text:h>
      <text:p text:style-name="Text_20_body">A primeira observação a ser feita é que o desempenho da busca realizada pelo algoritmo A* depende (e muito) da função heurística escolhida. <text:span text:style-name="T31">Por exemplo, temos, em média, que a quantidade de inserções de nós pelo A* utilizando a heurística Hamming é por volta de 8.15 vezes maior do que esta quantidade utilizando-se a heurística Manhattan.</text:span> Estes resultados serão <text:span text:style-name="T38">detalhados</text:span> na<text:span text:style-name="T38">s próximas </text:span>seç<text:span text:style-name="T38">ões</text:span>.</text:p>
      <text:p text:style-name="P53"/>
      <text:h text:style-name="P22" text:outline-level="1">RESULTADOS E DISCUSSÕES</text:h>
      <text:p text:style-name="Text_20_body"/>
      <text:h text:style-name="P24" text:outline-level="2">Desempenho do A*</text:h>
      <text:p text:style-name="P6">Foram executados diferentes testes de execução com o algoritmo A*. O objetivo foi analisar quais os passos (estados) visitados pelo algoritmo, partindo do estado inicial até o estado objetivo, bem como <text:span text:style-name="T28">analisar o </text:span><text:span text:style-name="T3">desempenho</text:span><text:span text:style-name="T28"> do</text:span> algoritmo para resolver o puzzle. <text:span text:style-name="T28">O quesito escolhido para medir o desempenho do algoritmo, para um determinado estado inicial e determinada heurística, foi o </text:span><text:span text:style-name="T3">número de inserções </text:span><text:span text:style-name="T4">e remoções</text:span><text:span text:style-name="T3"> na fila de prioridades</text:span><text:span text:style-name="T29">. </text:span><text:span text:style-name="T30">O quesito de tempo de execução poderia, também, ser utilizado, mas este </text:span><text:soft-page-break/><text:span text:style-name="T30">estaria sujeito às condições de máquina (e.g. sistema operacional, quantidade de memória utilizada, quantidade de CPU utilizada etc.) e, portanto, este critério foi desconsiderado.</text:span></text:p>
      <text:p text:style-name="P7"><text:span text:style-name="T6">Cinco </text:span><text:span text:style-name="T5">testes</text:span><text:span text:style-name="T34"> do algoritmo foram realizadas, utilizando </text:span><text:span text:style-name="T5">cada uma das heurísticas</text:span><text:span text:style-name="T32"> e foi calculado o </text:span><text:span text:style-name="T5">número de inserções e remoções</text:span><text:span text:style-name="T32"> de nós na fila de prioridades utilizada pelo A*. Abaixo são exibidos os cinco casos de teste, correspondendo aos cinco estados iniciais da matriz do jogo, enumerados de 1 a 5.</text:span></text:p>
      <text:p text:style-name="P50"><draw:frame draw:style-name="fr3" draw:name="Quadro8" text:anchor-type="as-char" svg:width="14.54cm" draw:z-index="8"><draw:text-box fo:min-height="10.393cm"><draw:frame draw:style-name="fr4" draw:name="Quadro9" text:anchor-type="frame" svg:x="0.49cm" svg:y="0.506cm" svg:width="3.538cm" draw:z-index="9"><draw:text-box fo:min-height="4.533cm"><table:table table:name="Tabela10" table:style-name="Tabela10"><table:table-column table:style-name="Tabela10.A" table:number-columns-repeated="3"/><table:table-row><table:table-cell table:style-name="Tabela10.A1" office:value-type="string"><text:p text:style-name="P35">4</text:p></table:table-cell><table:table-cell table:style-name="Tabela10.A1" office:value-type="string"><text:p text:style-name="P35">1</text:p></table:table-cell><table:table-cell table:style-name="Tabela10.C1" office:value-type="string"><text:p text:style-name="P35">3</text:p></table:table-cell></table:table-row><table:table-row><table:table-cell table:style-name="Tabela10.A2" office:value-type="string"><text:p text:style-name="P34"/></table:table-cell><table:table-cell table:style-name="Tabela10.A2" office:value-type="string"><text:p text:style-name="P35">2</text:p></table:table-cell><table:table-cell table:style-name="Tabela10.C2" office:value-type="string"><text:p text:style-name="P35">5</text:p></table:table-cell></table:table-row><table:table-row><table:table-cell table:style-name="Tabela10.A2" office:value-type="string"><text:p text:style-name="P35">7</text:p></table:table-cell><table:table-cell table:style-name="Tabela10.A2" office:value-type="string"><text:p text:style-name="P35">8</text:p></table:table-cell><table:table-cell table:style-name="Tabela10.C2" office:value-type="string"><text:p text:style-name="P35">6</text:p></table:table-cell></table:table-row></table:table><text:p text:style-name="P47">(1)</text:p></draw:text-box></draw:frame><draw:frame draw:style-name="fr4" draw:name="Quadro10" text:anchor-type="frame" svg:x="10.492cm" svg:y="0.506cm" svg:width="3.538cm" draw:z-index="10"><draw:text-box fo:min-height="4.533cm"><table:table table:name="Tabela11" table:style-name="Tabela11"><table:table-column table:style-name="Tabela11.A" table:number-columns-repeated="3"/><table:table-row><table:table-cell table:style-name="Tabela11.A1" office:value-type="string"><text:p text:style-name="P36">4</text:p></table:table-cell><table:table-cell table:style-name="Tabela11.A1" office:value-type="string"><text:p text:style-name="P35"/></table:table-cell><table:table-cell table:style-name="Tabela11.C1" office:value-type="string"><text:p text:style-name="P36">5</text:p></table:table-cell></table:table-row><table:table-row><table:table-cell table:style-name="Tabela11.A2" office:value-type="string"><text:p text:style-name="P36">3</text:p></table:table-cell><table:table-cell table:style-name="Tabela11.A2" office:value-type="string"><text:p text:style-name="P36">8</text:p></table:table-cell><table:table-cell table:style-name="Tabela11.C2" office:value-type="string"><text:p text:style-name="P36">6</text:p></table:table-cell></table:table-row><table:table-row><table:table-cell table:style-name="Tabela11.A2" office:value-type="string"><text:p text:style-name="P36">7</text:p></table:table-cell><table:table-cell table:style-name="Tabela11.A2" office:value-type="string"><text:p text:style-name="P36">1</text:p></table:table-cell><table:table-cell table:style-name="Tabela11.C2" office:value-type="string"><text:p text:style-name="P36">2</text:p></table:table-cell></table:table-row></table:table><text:p text:style-name="P47">(3)</text:p></draw:text-box></draw:frame><draw:frame draw:style-name="fr4" draw:name="Quadro11" text:anchor-type="frame" svg:x="5.491cm" svg:y="0.506cm" svg:width="3.538cm" draw:z-index="11"><draw:text-box fo:min-height="4.533cm"><table:table table:name="Tabela12" table:style-name="Tabela12"><table:table-column table:style-name="Tabela12.A" table:number-columns-repeated="3"/><table:table-row><table:table-cell table:style-name="Tabela12.A1" office:value-type="string"><text:p text:style-name="P35"/></table:table-cell><table:table-cell table:style-name="Tabela12.A1" office:value-type="string"><text:p text:style-name="P36">1</text:p></table:table-cell><table:table-cell table:style-name="Tabela12.C1" office:value-type="string"><text:p text:style-name="P36">3</text:p></table:table-cell></table:table-row><table:table-row><table:table-cell table:style-name="Tabela12.A2" office:value-type="string"><text:p text:style-name="P36">4</text:p></table:table-cell><table:table-cell table:style-name="Tabela12.A2" office:value-type="string"><text:p text:style-name="P36">2</text:p></table:table-cell><table:table-cell table:style-name="Tabela12.C2" office:value-type="string"><text:p text:style-name="P36">5</text:p></table:table-cell></table:table-row><table:table-row><table:table-cell table:style-name="Tabela12.A2" office:value-type="string"><text:p text:style-name="P36">7</text:p></table:table-cell><table:table-cell table:style-name="Tabela12.A2" office:value-type="string"><text:p text:style-name="P36">8</text:p></table:table-cell><table:table-cell table:style-name="Tabela12.C2" office:value-type="string"><text:p text:style-name="P36">6</text:p></table:table-cell></table:table-row></table:table><text:p text:style-name="P47">(2)</text:p></draw:text-box></draw:frame><draw:frame draw:style-name="fr4" draw:name="Quadro12" text:anchor-type="frame" svg:x="2.491cm" svg:y="5.507cm" svg:width="3.538cm" draw:z-index="12"><draw:text-box fo:min-height="4.533cm"><table:table table:name="Tabela13" table:style-name="Tabela13"><table:table-column table:style-name="Tabela13.A" table:number-columns-repeated="3"/><table:table-row><table:table-cell table:style-name="Tabela13.A1" office:value-type="string"><text:p text:style-name="P36">5</text:p></table:table-cell><table:table-cell table:style-name="Tabela13.A1" office:value-type="string"><text:p text:style-name="P36">3</text:p></table:table-cell><table:table-cell table:style-name="Tabela13.C1" office:value-type="string"><text:p text:style-name="P36">2</text:p></table:table-cell></table:table-row><table:table-row><table:table-cell table:style-name="Tabela13.A2" office:value-type="string"><text:p text:style-name="P36">7</text:p></table:table-cell><table:table-cell table:style-name="Tabela13.A2" office:value-type="string"><text:p text:style-name="P36">6</text:p></table:table-cell><table:table-cell table:style-name="Tabela13.C2" office:value-type="string"><text:p text:style-name="P36">4</text:p></table:table-cell></table:table-row><table:table-row><table:table-cell table:style-name="Tabela13.A2" office:value-type="string"><text:p text:style-name="P36">8</text:p></table:table-cell><table:table-cell table:style-name="Tabela13.A2" office:value-type="string"><text:p text:style-name="P36">1</text:p></table:table-cell><table:table-cell table:style-name="Tabela13.C2" office:value-type="string"><text:p text:style-name="P35"/></table:table-cell></table:table-row></table:table><text:p text:style-name="P47">(4)</text:p></draw:text-box></draw:frame><draw:frame draw:style-name="fr4" draw:name="Quadro13" text:anchor-type="frame" svg:x="8.491cm" svg:y="5.507cm" svg:width="3.538cm" draw:z-index="13"><draw:text-box fo:min-height="4.533cm"><table:table table:name="Tabela14" table:style-name="Tabela14"><table:table-column table:style-name="Tabela14.A" table:number-columns-repeated="3"/><table:table-row><table:table-cell table:style-name="Tabela14.A1" office:value-type="string"><text:p text:style-name="P36">4</text:p></table:table-cell><table:table-cell table:style-name="Tabela14.A1" office:value-type="string"><text:p text:style-name="P36">6</text:p></table:table-cell><table:table-cell table:style-name="Tabela14.C1" office:value-type="string"><text:p text:style-name="P36">7</text:p></table:table-cell></table:table-row><table:table-row><table:table-cell table:style-name="Tabela14.A2" office:value-type="string"><text:p text:style-name="P34"/></table:table-cell><table:table-cell table:style-name="Tabela14.A2" office:value-type="string"><text:p text:style-name="P36">5</text:p></table:table-cell><table:table-cell table:style-name="Tabela14.C2" office:value-type="string"><text:p text:style-name="P36">8</text:p></table:table-cell></table:table-row><table:table-row><table:table-cell table:style-name="Tabela14.A2" office:value-type="string"><text:p text:style-name="P36">2</text:p></table:table-cell><table:table-cell table:style-name="Tabela14.A2" office:value-type="string"><text:p text:style-name="P36">1</text:p></table:table-cell><table:table-cell table:style-name="Tabela14.C2" office:value-type="string"><text:p text:style-name="P36">3</text:p></table:table-cell></table:table-row></table:table><text:p text:style-name="P47">(5)</text:p></draw:text-box></draw:frame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Illustration">Figura <text:sequence text:ref-name="refIllustration0" text:name="Illustration" text:formula="ooow:Illustration+1" style:num-format="1">1</text:sequence>: <text:span text:style-name="T35">Os cinco estados iniciais para teste.</text:span></text:p></draw:text-box></draw:frame></text:p>
      <text:p text:style-name="P51"><text:span text:style-name="T33">Como esperado, em todos os testes o desempenho do algoritmo foi </text:span><text:span text:style-name="T8">ótimo</text:span><text:span text:style-name="T36">, isto é, o número de jogadas para alcançar o estado objetivo foi o mínimo. Entretanto, para cada heurística houve </text:span><text:span text:style-name="T8">variação</text:span><text:span text:style-name="T36"> neste número de inserções e remoções. Na tabela a seguir temos estes resultados exibidos. Note que, para o caso de teste 5, a heurística de Hamming não foi testada devido ao tempo elevado de execução.</text:span></text:p>
      <text:p text:style-name="P5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2">Caso de teste</text:p>
          </table:table-cell>
          <table:table-cell table:style-name="Tabela1.A1" office:value-type="string">
            <text:p text:style-name="P32">Heurística</text:p>
          </table:table-cell>
          <table:table-cell table:style-name="Tabela1.A1" office:value-type="string">
            <text:p text:style-name="P32">Nº de inserções</text:p>
          </table:table-cell>
          <table:table-cell table:style-name="Tabela1.D1" office:value-type="string">
            <text:p text:style-name="P32">Nº de remoções</text:p>
          </table:table-cell>
        </table:table-row>
        <table:table-row>
          <table:table-cell table:style-name="Tabela1.A2" table:number-rows-spanned="3" office:value-type="string">
            <text:p text:style-name="P37">1</text:p>
          </table:table-cell>
          <table:table-cell table:style-name="Tabela1.B2" office:value-type="string">
            <text:p text:style-name="P37">Hamming</text:p>
          </table:table-cell>
          <table:table-cell table:style-name="Tabela1.C2" office:value-type="string">
            <text:p text:style-name="P37">12</text:p>
          </table:table-cell>
          <table:table-cell table:style-name="Tabela1.D2" office:value-type="string">
            <text:p text:style-name="P37">6</text:p>
          </table:table-cell>
        </table:table-row>
        <table:table-row>
          <table:covered-table-cell/>
          <table:table-cell table:style-name="Tabela1.B3" office:value-type="string">
            <text:p text:style-name="P37">Manhattan</text:p>
          </table:table-cell>
          <table:table-cell table:style-name="Tabela1.C3" office:value-type="string">
            <text:p text:style-name="P37">12</text:p>
          </table:table-cell>
          <table:table-cell table:style-name="Tabela1.D3" office:value-type="string">
            <text:p text:style-name="P37">6</text:p>
          </table:table-cell>
        </table:table-row>
        <table:table-row>
          <table:covered-table-cell/>
          <table:table-cell table:style-name="Tabela1.B4" office:value-type="string">
            <text:p text:style-name="P37">Heuristic</text:p>
          </table:table-cell>
          <table:table-cell table:style-name="Tabela1.C4" office:value-type="string">
            <text:p text:style-name="P37">12</text:p>
          </table:table-cell>
          <table:table-cell table:style-name="Tabela1.D4" office:value-type="string">
            <text:p text:style-name="P37">6</text:p>
          </table:table-cell>
        </table:table-row>
        <table:table-row>
          <table:table-cell table:style-name="Tabela1.A5" table:number-rows-spanned="3" office:value-type="string">
            <text:p text:style-name="P37">2</text:p>
          </table:table-cell>
          <table:table-cell table:style-name="Tabela1.B5" office:value-type="string">
            <text:p text:style-name="P37">Hamming</text:p>
          </table:table-cell>
          <table:table-cell table:style-name="Tabela1.C5" office:value-type="string">
            <text:p text:style-name="P37">10</text:p>
          </table:table-cell>
          <table:table-cell table:style-name="Tabela1.D5" office:value-type="string">
            <text:p text:style-name="P37">5</text:p>
          </table:table-cell>
        </table:table-row>
        <table:table-row>
          <table:covered-table-cell/>
          <table:table-cell table:style-name="Tabela1.B6" office:value-type="string">
            <text:p text:style-name="P37">Manhattan</text:p>
          </table:table-cell>
          <table:table-cell table:style-name="Tabela1.C6" office:value-type="string">
            <text:p text:style-name="P37">10</text:p>
          </table:table-cell>
          <table:table-cell table:style-name="Tabela1.D6" office:value-type="string">
            <text:p text:style-name="P37">5</text:p>
          </table:table-cell>
        </table:table-row>
        <table:table-row>
          <table:covered-table-cell/>
          <table:table-cell table:style-name="Tabela1.B7" office:value-type="string">
            <text:p text:style-name="P37">Heuristic</text:p>
          </table:table-cell>
          <table:table-cell table:style-name="Tabela1.C7" office:value-type="string">
            <text:p text:style-name="P37">10</text:p>
          </table:table-cell>
          <table:table-cell table:style-name="Tabela1.D7" office:value-type="string">
            <text:p text:style-name="P37">5</text:p>
          </table:table-cell>
        </table:table-row>
        <table:table-row>
          <table:table-cell table:style-name="Tabela1.A8" table:number-rows-spanned="3" office:value-type="string">
            <text:p text:style-name="P37">3</text:p>
          </table:table-cell>
          <table:table-cell table:style-name="Tabela1.B8" office:value-type="string">
            <text:p text:style-name="P37">Hamming</text:p>
          </table:table-cell>
          <table:table-cell table:style-name="Tabela1.C8" office:value-type="string">
            <text:p text:style-name="P37">18306</text:p>
          </table:table-cell>
          <table:table-cell table:style-name="Tabela1.D8" office:value-type="string">
            <text:p text:style-name="P37">10843</text:p>
          </table:table-cell>
        </table:table-row>
        <table:table-row>
          <table:covered-table-cell/>
          <table:table-cell table:style-name="Tabela1.B9" office:value-type="string">
            <text:p text:style-name="P37">Manhattan</text:p>
          </table:table-cell>
          <table:table-cell table:style-name="Tabela1.C9" office:value-type="string">
            <text:p text:style-name="P37">1154</text:p>
          </table:table-cell>
          <table:table-cell table:style-name="Tabela1.D9" office:value-type="string">
            <text:p text:style-name="P37">692</text:p>
          </table:table-cell>
        </table:table-row>
        <table:table-row>
          <table:covered-table-cell/>
          <table:table-cell table:style-name="Tabela1.B10" office:value-type="string">
            <text:p text:style-name="P37">Heuristic</text:p>
          </table:table-cell>
          <table:table-cell table:style-name="Tabela1.C10" office:value-type="string">
            <text:p text:style-name="P37">922</text:p>
          </table:table-cell>
          <table:table-cell table:style-name="Tabela1.D10" office:value-type="string">
            <text:p text:style-name="P37">513</text:p>
          </table:table-cell>
        </table:table-row>
        <table:table-row>
          <table:table-cell table:style-name="Tabela1.A11" table:number-rows-spanned="3" office:value-type="string">
            <text:p text:style-name="P37">4</text:p>
          </table:table-cell>
          <table:table-cell table:style-name="Tabela1.B11" office:value-type="string">
            <text:p text:style-name="P37">Hamming</text:p>
          </table:table-cell>
          <table:table-cell table:style-name="Tabela1.C11" office:value-type="string">
            <text:p text:style-name="P37">28696</text:p>
          </table:table-cell>
          <table:table-cell table:style-name="Tabela1.D11" office:value-type="string">
            <text:p text:style-name="P37">17061</text:p>
          </table:table-cell>
        </table:table-row>
        <table:table-row>
          <table:covered-table-cell/>
          <table:table-cell table:style-name="Tabela1.B12" office:value-type="string">
            <text:p text:style-name="P37">Manhattan</text:p>
          </table:table-cell>
          <table:table-cell table:style-name="Tabela1.C12" office:value-type="string">
            <text:p text:style-name="P37">2865</text:p>
          </table:table-cell>
          <table:table-cell table:style-name="Tabela1.D12" office:value-type="string">
            <text:p text:style-name="P37">1705</text:p>
          </table:table-cell>
        </table:table-row>
        <table:table-row>
          <table:covered-table-cell/>
          <table:table-cell table:style-name="Tabela1.B13" office:value-type="string">
            <text:p text:style-name="P37">Heuristic</text:p>
          </table:table-cell>
          <table:table-cell table:style-name="Tabela1.C13" office:value-type="string">
            <text:p text:style-name="P37">2355</text:p>
          </table:table-cell>
          <table:table-cell table:style-name="Tabela1.D13" office:value-type="string">
            <text:p text:style-name="P37">1313</text:p>
          </table:table-cell>
        </table:table-row>
        <table:table-row>
          <table:table-cell table:style-name="Tabela1.A14" table:number-rows-spanned="3" office:value-type="string">
            <text:p text:style-name="P37">5</text:p>
          </table:table-cell>
          <table:table-cell table:style-name="Tabela1.B14" office:value-type="string">
            <text:p text:style-name="P37">Hamming</text:p>
          </table:table-cell>
          <table:table-cell table:style-name="Tabela1.C14" office:value-type="string">
            <text:p text:style-name="P37">-</text:p>
          </table:table-cell>
          <table:table-cell table:style-name="Tabela1.D14" office:value-type="string">
            <text:p text:style-name="P37">-</text:p>
          </table:table-cell>
        </table:table-row>
        <table:table-row>
          <table:covered-table-cell/>
          <table:table-cell table:style-name="Tabela1.B15" office:value-type="string">
            <text:p text:style-name="P37">Manhattan</text:p>
          </table:table-cell>
          <table:table-cell table:style-name="Tabela1.C15" office:value-type="string">
            <text:p text:style-name="P37">15979</text:p>
          </table:table-cell>
          <table:table-cell table:style-name="Tabela1.D15" office:value-type="string">
            <text:p text:style-name="P37">9691</text:p>
          </table:table-cell>
        </table:table-row>
        <table:table-row>
          <table:covered-table-cell/>
          <table:table-cell table:style-name="Tabela1.B16" office:value-type="string">
            <text:p text:style-name="P37">Heuristic</text:p>
          </table:table-cell>
          <table:table-cell table:style-name="Tabela1.C16" office:value-type="string">
            <text:p text:style-name="P37">12750</text:p>
          </table:table-cell>
          <table:table-cell table:style-name="Tabela1.D16" office:value-type="string">
            <text:p text:style-name="P37">7086</text:p>
          </table:table-cell>
        </table:table-row>
      </table:table>
      <text:p text:style-name="Table">Tabela <text:sequence text:ref-name="refTable0" text:name="Table" text:formula="ooow:Table+1" style:num-format="1">1</text:sequence>: Resultados dos casos de teste.</text:p>
      <text:p text:style-name="P28"/>
      <text:p text:style-name="P52">Note que a diferença de desempenho do A* utilizando as funções de Hamming e Manhattan é drástica. O algoritmo possui melhor desempenho com a função Heuristic, sendo esta uma ligeira modificação da função de Manhattan. Mais detalhes sobre esta heurística serão exibidos na <text:a xlink:type="simple" xlink:href="#2.3.1.A função Heuristic|outline" text:style-name="Internet_20_link" text:visited-style-name="Visited_20_Internet_20_Link">seção 2.3</text:a>.</text:p>
      <text:p text:style-name="P7"/>
      <text:h text:style-name="P24" text:outline-level="2">Detecção de estados sem solução</text:h>
      <text:p text:style-name="P8">Foi implementado ao algoritmo A* uma função que detecta se o estado recebido pelo algoritmo possui solução ou não. A ideia geral da função consiste em analisar cada estado que é removido da fila de prioridades do A*. <text:span text:style-name="T23">Se for detectado um estado inválido, a função A* retorna erro.</text:span></text:p>
      <text:p text:style-name="P13"><text:tab/><text:tab/>Um estado inválido é qualquer estado idêntico ao estado objetivo exceto por uma característica: possui um par de células (exceto a célula em branco) trocadas. O estado na figura seguinte é um exemplo de estado inválido.</text:p>
      <text:p text:style-name="P9"/>
      <table:table table:name="Tst2" table:style-name="Tst2">
        <table:table-column table:style-name="Tst2.A" table:number-columns-repeated="3"/>
        <text:soft-page-break/>
        <table:table-row>
          <table:table-cell table:style-name="Tst2.A1" office:value-type="string">
            <text:p text:style-name="P41">1</text:p>
          </table:table-cell>
          <table:table-cell table:style-name="Tst2.A1" office:value-type="string">
            <text:p text:style-name="P41">2</text:p>
          </table:table-cell>
          <table:table-cell table:style-name="Tst2.C1" office:value-type="string">
            <text:p text:style-name="P41">3</text:p>
          </table:table-cell>
        </table:table-row>
        <table:table-row>
          <table:table-cell table:style-name="Tst2.A2" office:value-type="string">
            <text:p text:style-name="P41">4</text:p>
          </table:table-cell>
          <table:table-cell table:style-name="Tst2.A2" office:value-type="string">
            <text:p text:style-name="P41">5</text:p>
          </table:table-cell>
          <table:table-cell table:style-name="Tst2.C2" office:value-type="string">
            <text:p text:style-name="P41">6</text:p>
          </table:table-cell>
        </table:table-row>
        <table:table-row>
          <table:table-cell table:style-name="Tst2.A2" office:value-type="string">
            <text:p text:style-name="P41">8</text:p>
          </table:table-cell>
          <table:table-cell table:style-name="Tst2.A2" office:value-type="string">
            <text:p text:style-name="P41">7</text:p>
          </table:table-cell>
          <table:table-cell table:style-name="Tst2.C2" office:value-type="string">
            <text:p text:style-name="P38"/>
          </table:table-cell>
        </table:table-row>
      </table:table>
      <text:p text:style-name="P19">Figura <text:sequence text:ref-name="refIllustration1" text:name="Illustration" text:formula="ooow:Illustration+1" style:num-format="1">2</text:sequence>: Estado inválido (sem solução).</text:p>
      <text:p text:style-name="P13"><draw:frame text:anchor-type="paragraph" draw:z-index="0" draw:name="Forma1" draw:style-name="gr1" draw:text-style-name="P56" svg:width="0.338cm" svg:height="0.521cm" svg:x="0.019cm" svg:y="0.713cm"><draw:text-box><text:p/></draw:text-box></draw:frame>Note que o algoritmo não detecta de imediato se um determinado estado culminará em um estado inválido ou não. Em vez disso, o algoritmo roda normalmente, buscando pelo estado objetivo. Quando ele seleciona um estado inválido para expandir (como o mostrado na <text:a xlink:type="simple" xlink:href="#Tst2|table" text:style-name="Internet_20_link" text:visited-style-name="Visited_20_Internet_20_Link">Figura 2</text:a>), um erro é retornado e o programa encerra. <text:span text:style-name="T24">A seguir temos três exemplos de estados iniciais que, posteriormente, resultaram em um estado inválido pela busca A*.</text:span></text:p>
      <text:p text:style-name="P13"><draw:frame draw:style-name="fr1" draw:name="Quadro1" text:anchor-type="as-char" svg:width="15.67cm" draw:z-index="7"><draw:text-box fo:min-height="10.744cm"><draw:frame draw:style-name="fr2" draw:name="Quadro2" text:anchor-type="frame" svg:x="0.469cm" svg:y="0.4cm" svg:width="4.71cm" draw:z-index="5"><draw:text-box fo:min-height="9.999cm"><text:p text:style-name="P20"/><table:table table:name="Tabela2" table:style-name="Tabela2"><table:table-column table:style-name="Tabela2.A" table:number-columns-repeated="3"/><table:table-row><table:table-cell table:style-name="Tabela2.A1" office:value-type="string"><text:p text:style-name="P42">1</text:p></table:table-cell><table:table-cell table:style-name="Tabela2.A1" office:value-type="string"><text:p text:style-name="P42">2</text:p></table:table-cell><table:table-cell table:style-name="Tabela2.C1" office:value-type="string"><text:p text:style-name="P42">3</text:p></table:table-cell></table:table-row><table:table-row><table:table-cell table:style-name="Tabela2.A2" office:value-type="string"><text:p text:style-name="P42">4</text:p></table:table-cell><table:table-cell table:style-name="Tabela2.A2" office:value-type="string"><text:p text:style-name="P42">5</text:p></table:table-cell><table:table-cell table:style-name="Tabela2.C2" office:value-type="string"><text:p text:style-name="P42">6</text:p></table:table-cell></table:table-row><table:table-row><table:table-cell table:style-name="Tabela2.A2" office:value-type="string"><text:p text:style-name="P42">8</text:p></table:table-cell><table:table-cell table:style-name="Tabela2.A2" office:value-type="string"><text:p text:style-name="P42">7</text:p></table:table-cell><table:table-cell table:style-name="Tabela2.C2" office:value-type="string"><text:p text:style-name="P39"/></table:table-cell></table:table-row></table:table><text:p text:style-name="P14"><draw:line text:anchor-type="as-char" draw:z-index="6" draw:name="Forma3" draw:style-name="gr2" draw:text-style-name="P57" svg:x2="0cm" svg:y2="1.815cm"><text:p/></draw:line></text:p><table:table table:name="Tabela5" table:style-name="Tabela5"><table:table-column table:style-name="Tabela5.A" table:number-columns-repeated="3"/><table:table-row><table:table-cell table:style-name="Tabela5.A1" office:value-type="string"><text:p text:style-name="P43">3</text:p></table:table-cell><table:table-cell table:style-name="Tabela5.A1" office:value-type="string"><text:p text:style-name="P43">2</text:p></table:table-cell><table:table-cell table:style-name="Tabela5.C1" office:value-type="string"><text:p text:style-name="P43">1</text:p></table:table-cell></table:table-row><table:table-row><table:table-cell table:style-name="Tabela5.A2" office:value-type="string"><text:p text:style-name="P43">4</text:p></table:table-cell><table:table-cell table:style-name="Tabela5.A2" office:value-type="string"><text:p text:style-name="P43">5</text:p></table:table-cell><table:table-cell table:style-name="Tabela5.C2" office:value-type="string"><text:p text:style-name="P43">6</text:p></table:table-cell></table:table-row><table:table-row><table:table-cell table:style-name="Tabela5.A2" office:value-type="string"><text:p text:style-name="P43">7</text:p></table:table-cell><table:table-cell table:style-name="Tabela5.A2" office:value-type="string"><text:p text:style-name="P43">8</text:p></table:table-cell><table:table-cell table:style-name="Tabela5.C2" office:value-type="string"><text:p text:style-name="P40"/></table:table-cell></table:table-row></table:table><text:p text:style-name="P18"/></draw:text-box></draw:frame><draw:frame draw:style-name="fr2" draw:name="Quadro3" text:anchor-type="frame" svg:x="5.47cm" svg:y="0.4cm" svg:width="4.71cm" draw:z-index="3"><draw:text-box fo:min-height="9.999cm"><text:p text:style-name="P20"/><table:table table:name="Tabela3" table:style-name="Tabela3"><table:table-column table:style-name="Tabela3.A" table:number-columns-repeated="3"/><table:table-row><table:table-cell table:style-name="Tabela3.A1" office:value-type="string"><text:p text:style-name="P42">1</text:p></table:table-cell><table:table-cell table:style-name="Tabela3.A1" office:value-type="string"><text:p text:style-name="P42">2</text:p></table:table-cell><table:table-cell table:style-name="Tabela3.C1" office:value-type="string"><text:p text:style-name="P42">3</text:p></table:table-cell></table:table-row><table:table-row><table:table-cell table:style-name="Tabela3.A2" office:value-type="string"><text:p text:style-name="P42">4</text:p></table:table-cell><table:table-cell table:style-name="Tabela3.A2" office:value-type="string"><text:p text:style-name="P42">5</text:p></table:table-cell><table:table-cell table:style-name="Tabela3.C2" office:value-type="string"><text:p text:style-name="P42">6</text:p></table:table-cell></table:table-row><table:table-row><table:table-cell table:style-name="Tabela3.A2" office:value-type="string"><text:p text:style-name="P42">8</text:p></table:table-cell><table:table-cell table:style-name="Tabela3.A2" office:value-type="string"><text:p text:style-name="P42">7</text:p></table:table-cell><table:table-cell table:style-name="Tabela3.C2" office:value-type="string"><text:p text:style-name="P39"/></table:table-cell></table:table-row></table:table><text:p text:style-name="P15"><draw:line text:anchor-type="as-char" draw:z-index="4" draw:name="Forma3" draw:style-name="gr2" draw:text-style-name="P57" svg:x2="0cm" svg:y2="1.815cm"><text:p/></draw:line></text:p><table:table table:name="Tabela6" table:style-name="Tabela6"><table:table-column table:style-name="Tabela6.A" table:number-columns-repeated="3"/><table:table-row><table:table-cell table:style-name="Tabela6.A1" office:value-type="string"><text:p text:style-name="P43">2</text:p></table:table-cell><table:table-cell table:style-name="Tabela6.A1" office:value-type="string"><text:p text:style-name="P43">1</text:p></table:table-cell><table:table-cell table:style-name="Tabela6.C1" office:value-type="string"><text:p text:style-name="P43">3</text:p></table:table-cell></table:table-row><table:table-row><table:table-cell table:style-name="Tabela6.A2" office:value-type="string"><text:p text:style-name="P43">4</text:p></table:table-cell><table:table-cell table:style-name="Tabela6.A2" office:value-type="string"><text:p text:style-name="P43">5</text:p></table:table-cell><table:table-cell table:style-name="Tabela6.C2" office:value-type="string"><text:p text:style-name="P43">6</text:p></table:table-cell></table:table-row><table:table-row><table:table-cell table:style-name="Tabela6.A2" office:value-type="string"><text:p text:style-name="P43">7</text:p></table:table-cell><table:table-cell table:style-name="Tabela6.A2" office:value-type="string"><text:p text:style-name="P43">8</text:p></table:table-cell><table:table-cell table:style-name="Tabela6.C2" office:value-type="string"><text:p text:style-name="P40"/></table:table-cell></table:table-row></table:table><text:p text:style-name="P18"/></draw:text-box></draw:frame><draw:frame draw:style-name="fr2" draw:name="Quadro4" text:anchor-type="frame" svg:x="10.47cm" svg:y="0.4cm" svg:width="4.71cm" draw:z-index="1"><draw:text-box fo:min-height="9.999cm"><text:p text:style-name="P20"/><table:table table:name="Tabela4" table:style-name="Tabela4"><table:table-column table:style-name="Tabela4.A" table:number-columns-repeated="3"/><table:table-row><table:table-cell table:style-name="Tabela4.A1" office:value-type="string"><text:p text:style-name="P42">1</text:p></table:table-cell><table:table-cell table:style-name="Tabela4.A1" office:value-type="string"><text:p text:style-name="P42">2</text:p></table:table-cell><table:table-cell table:style-name="Tabela4.C1" office:value-type="string"><text:p text:style-name="P42">3</text:p></table:table-cell></table:table-row><table:table-row><table:table-cell table:style-name="Tabela4.A2" office:value-type="string"><text:p text:style-name="P42">4</text:p></table:table-cell><table:table-cell table:style-name="Tabela4.A2" office:value-type="string"><text:p text:style-name="P42">5</text:p></table:table-cell><table:table-cell table:style-name="Tabela4.C2" office:value-type="string"><text:p text:style-name="P42">6</text:p></table:table-cell></table:table-row><table:table-row><table:table-cell table:style-name="Tabela4.A2" office:value-type="string"><text:p text:style-name="P42">8</text:p></table:table-cell><table:table-cell table:style-name="Tabela4.A2" office:value-type="string"><text:p text:style-name="P42">7</text:p></table:table-cell><table:table-cell table:style-name="Tabela4.C2" office:value-type="string"><text:p text:style-name="P39"/></table:table-cell></table:table-row></table:table><text:p text:style-name="P15"><draw:line text:anchor-type="as-char" draw:z-index="2" draw:name="Forma3" draw:style-name="gr2" draw:text-style-name="P57" svg:x2="0cm" svg:y2="1.815cm"><text:p/></draw:line></text:p><table:table table:name="Tabela7" table:style-name="Tabela7"><table:table-column table:style-name="Tabela7.A" table:number-columns-repeated="3"/><table:table-row><table:table-cell table:style-name="Tabela7.A1" office:value-type="string"><text:p text:style-name="P43">1</text:p></table:table-cell><table:table-cell table:style-name="Tabela7.A1" office:value-type="string"><text:p text:style-name="P43">6</text:p></table:table-cell><table:table-cell table:style-name="Tabela7.C1" office:value-type="string"><text:p text:style-name="P43">3</text:p></table:table-cell></table:table-row><table:table-row><table:table-cell table:style-name="Tabela7.A2" office:value-type="string"><text:p text:style-name="P43">4</text:p></table:table-cell><table:table-cell table:style-name="Tabela7.A2" office:value-type="string"><text:p text:style-name="P43">5</text:p></table:table-cell><table:table-cell table:style-name="Tabela7.C2" office:value-type="string"><text:p text:style-name="P43">2</text:p></table:table-cell></table:table-row><table:table-row><table:table-cell table:style-name="Tabela7.A2" office:value-type="string"><text:p text:style-name="P43">7</text:p></table:table-cell><table:table-cell table:style-name="Tabela7.A2" office:value-type="string"><text:p text:style-name="P43">8</text:p></table:table-cell><table:table-cell table:style-name="Tabela7.C2" office:value-type="string"><text:p text:style-name="P40"/></table:table-cell></table:table-row></table:table><text:p text:style-name="P18"/></draw:text-box></draw:frame><text:p text:style-name="P16"/><text:p text:style-name="Illustration">Figura <text:sequence text:ref-name="refIllustration2" text:name="Illustration" text:formula="ooow:Illustration+1" style:num-format="1">3</text:sequence>: Estados que culminam em estados inválidos.</text:p></draw:text-box></draw:frame></text:p>
      <text:p text:style-name="P10"/>
      <text:h text:style-name="P25" text:outline-level="2">Heurísticas implementadas</text:h>
      <text:p text:style-name="P17"/>
      <text:h text:style-name="P21" text:outline-level="3">A função <text:span text:style-name="T22">Heuristic</text:span></text:h>
      <text:p text:style-name="Text_20_body">A função realiza um <text:span text:style-name="T25">“upgrade”</text:span> da heurística de Manhattan. O algoritmo consiste em calcular o custo de um estado <text:span text:style-name="T37">S</text:span> utilizando a função de <text:span text:style-name="T25">Manhattan.</text:span> Em seguida, são gerados <text:soft-page-break/>os <text:span text:style-name="T25">estados filhos</text:span> de <text:span text:style-name="T37">S</text:span> e calculados os respectivos custos de <text:span text:style-name="T25">Manhattan</text:span> dos mesmos. Caso algum destes <text:span text:style-name="T25">estados filhos</text:span> tenha um custo de <text:span text:style-name="T25">Manhattan</text:span> menor do que o estado pai, a função devolve o valor de custo calculado (isto é, o mesmo custo de <text:span text:style-name="T25">Manhattan</text:span>). Caso contrário, a função devolve o custo de <text:span text:style-name="T25">Manhattan</text:span> acrescentado de um.</text:p>
      <text:p text:style-name="P10">O argumento aqui é de que a heurística de <text:span text:style-name="T26">Manhattan</text:span> estima a quantidade de movimentos necessários para alcançar-se o estado objetivo. No entanto, caso nenhum <text:span text:style-name="T26">estado filho</text:span> possui custo menor do que o <text:span text:style-name="T26">estado pai</text:span>, é fácil ver que um movimento a mais será necessário para alcançar o objetivo. Embora intuitivamente esta função pareça ser mais complexa e lenta do que a função de <text:span text:style-name="T26">Manhattan</text:span>, testes executados comprovam a eficácia da função <text:span text:style-name="T26">H</text:span>euristic, <text:span text:style-name="T37">como os exibidos na </text:span><text:a xlink:type="simple" xlink:href="#Tabela1|table" text:style-name="Internet_20_link" text:visited-style-name="Visited_20_Internet_20_Link"><text:span text:style-name="T37">Tabela 1</text:span></text:a><text:span text:style-name="T37">.</text:span></text:p>
      <text:p text:style-name="P27"><text:span text:style-name="T27"><text:tab/><text:tab/>Com a função Heuristic, o algoritmo continua obtendo o caminho ótimo, assim como com a função Manhattan, porém em um tempo médio de execução muito menor. Isto se dá pois, com a função Heuristic, o algoritmo de A-star </text:span><text:span text:style-name="T7">seleciona</text:span><text:span text:style-name="T27"> melhor os estados, inserindo na fila </text:span><text:span text:style-name="T7">menos </text:span><text:span text:style-name="T27">estados com valores igua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Calibri2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3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3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Calibri" fo:font-size="12pt" fo:language="pt" fo:country="BR" style:letter-kerning="true" style:font-name-asian="Calibri3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5cm" loext:contextual-spacing="false" fo:line-height="120%" fo:text-align="justify" style:justify-single-word="false" fo:orphans="2" fo:widows="2" fo:text-indent="1.251cm" style:auto-text-indent="false" style:writing-mode="lr-tb"/>
      <style:text-properties style:font-name="Calibri1" fo:font-family="Calibri" style:font-family-generic="swiss" style:font-pitch="variable" fo:font-size="12pt" officeooo:rsid="00ed4c8c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1" fo:font-family="Calibri" style:font-family-generic="swiss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line-height="100%" fo:keep-together="always" fo:text-indent="0cm" style:auto-text-indent="false" fo:keep-with-next="always"/>
      <style:text-properties fo:color="#000099" style:font-name="Calibri1" fo:font-family="Calibri" style:font-family-generic="swiss" style:font-pitch="variable" fo:font-size="14pt" fo:font-weight="bold" style:font-name-asian="Calibri3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251cm" fo:margin-right="0cm" fo:keep-together="always" fo:text-indent="-1.251cm" style:auto-text-indent="false" fo:keep-with-next="always"/>
      <style:text-properties fo:color="#000099" style:font-name="Calibri1" fo:font-family="Calibri" style:font-family-generic="swiss" style:font-pitch="variable" fo:font-size="14pt" fo:font-weight="bold" officeooo:rsid="00acb1aa" style:font-name-asian="Calibri3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51cm" fo:margin-right="0cm" fo:keep-together="always" fo:text-indent="-1.251cm" style:auto-text-indent="false" fo:keep-with-next="always"/>
      <style:text-properties style:font-name="Calibri1" fo:font-family="Calibri" style:font-family-generic="swiss" style:font-pitch="variable" fo:font-size="12pt" fo:font-weight="bold" officeooo:rsid="00c7a829" style:font-name-asian="Calibri3" style:font-family-asian="Calibri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3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3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3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3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3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3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rsid="00fc2c72" style:font-size-complex="12pt"/>
    </style:style>
    <style:style style:name="Table_20_Heading" style:display-name="Table Heading" style:family="paragraph" style:parent-style-name="Table_20_Contents" style:class="extra"/>
    <style:style style:name="Footnote" style:family="paragraph" style:parent-style-name="Standard" style:class="extra">
      <style:text-properties fo:font-size="10pt" officeooo:rsid="00f04425" style:font-size-asian="10pt" style:font-size-complex="10pt"/>
    </style:style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1pt" fo:font-style="normal" style:font-size-asian="11pt" style:font-style-asian="normal" style:font-size-complex="11pt" style:font-style-complex="normal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Subtitle" style:family="paragraph" style:parent-style-name="Heading" style:class="chapter"/>
    <style:style style:name="Resumo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99" style:font-name="Calibri1" fo:font-family="Calibri" style:font-family-generic="swiss" style:font-pitch="variable" fo:font-size="14pt" fo:font-weight="bold" officeooo:rsid="00e080f7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Tabl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1pt" fo:font-style="normal" style:font-size-asian="11pt" style:font-style-asian="normal" style:font-size-complex="11pt" style:font-style-complex="normal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Calibri3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4pt" style:font-name-asian="Calibri3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4pt" style:font-name-asian="Calibri3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Calibri3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style:font-name-asian="Calibri3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style:font-name-asian="Calibri3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name-asian="Calibri3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3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3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</meta:initial-creator>
    <meta:editing-cycles>173</meta:editing-cycles>
    <meta:creation-date>2016-03-29T21:25:00</meta:creation-date>
    <dc:date>2017-02-02T13:34:19.869000000</dc:date>
    <meta:editing-duration>P1DT9H38M4S</meta:editing-duration>
    <meta:generator>LibreOffice/5.2.3.3$Windows_x86 LibreOffice_project/d54a8868f08a7b39642414cf2c8ef2f228f780cf</meta:generator>
    <meta:document-statistic meta:table-count="13" meta:image-count="0" meta:object-count="0" meta:page-count="6" meta:paragraph-count="194" meta:word-count="1104" meta:character-count="6267" meta:non-whitespace-character-count="53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